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2.338cm" table:align="left"/>
    </style:style>
    <style:style style:name="Table1.A" style:family="table-column">
      <style:table-column-properties style:column-width="2.559cm"/>
    </style:style>
    <style:style style:name="Table1.B" style:family="table-column">
      <style:table-column-properties style:column-width="3.986cm"/>
    </style:style>
    <style:style style:name="Table1.C" style:family="table-column">
      <style:table-column-properties style:column-width="5.793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>
      <style:text-properties officeooo:rsid="0015a58a"/>
    </style:style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Text_20_body" style:list-style-name="L16"/>
    <style:style style:name="P20" style:family="paragraph" style:parent-style-name="Text_20_body" style:list-style-name="L17"/>
    <style:style style:name="P21" style:family="paragraph" style:parent-style-name="Text_20_body" style:list-style-name="L18"/>
    <style:style style:name="P22" style:family="paragraph" style:parent-style-name="Text_20_body" style:list-style-name="L19"/>
    <style:style style:name="P23" style:family="paragraph" style:parent-style-name="Text_20_body" style:list-style-name="L20"/>
    <style:style style:name="P24" style:family="paragraph" style:parent-style-name="Text_20_body" style:list-style-name="L21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Excellent.<text:line-break/>Now we formalize the <text:span text:style-name="Strong_20_Emphasis">Pattern Engine Rule Architecture — Cross-Test Behavioral Detection System</text:span>.</text:p>
      <text:p text:style-name="Text_20_body">This engine operates <text:span text:style-name="Strong_20_Emphasis">above the Risk Engine</text:span>.</text:p>
      <text:list text:style-name="L11">
        <text:list-item>
          <text:p text:style-name="P14">Risk Engine → evaluates a single session.</text:p>
        </text:list-item>
        <text:list-item>
          <text:p text:style-name="P14">Pattern Engine → detects behavioral repetition across sessions.</text:p>
        </text:list-item>
      </text:list>
      <text:p text:style-name="Text_20_body">It must be:</text:p>
      <text:list text:style-name="L12">
        <text:list-item>
          <text:p text:style-name="P15">Rolling-window based</text:p>
        </text:list-item>
        <text:list-item>
          <text:p text:style-name="P15">Threshold-driven</text:p>
        </text:list-item>
        <text:list-item>
          <text:p text:style-name="P15">Escalation-aware</text:p>
        </text:list-item>
        <text:list-item>
          <text:p text:style-name="P15">Idempotent</text:p>
        </text:list-item>
        <text:list-item>
          <text:p text:style-name="P15">Lightweight (no raw session scans on read)</text:p>
        </text:list-item>
        <text:list-item>
          <text:p text:style-name="P15">Updated only on submission</text:p>
        </text:list-item>
      </text:list>
      <text:p text:style-name="Horizontal_20_Line"/>
      <text:h text:style-name="Heading_20_1" text:outline-level="1">🧠 CORE PURPOSE</text:h>
      <text:p text:style-name="Text_20_body">Convert repeated micro-behaviors into:</text:p>
      <text:list text:style-name="L13">
        <text:list-item>
          <text:p text:style-name="P16">Pattern flags</text:p>
        </text:list-item>
        <text:list-item>
          <text:p text:style-name="P16">Escalation states</text:p>
        </text:list-item>
        <text:list-item>
          <text:p text:style-name="P16">Intervention triggers</text:p>
        </text:list-item>
      </text:list>
      <text:p text:style-name="Text_20_body">Stored inside:</text:p>
      <text:p text:style-name="P1"><text:span text:style-name="Source_20_Text">studentYearMetrics/{studentId}</text:span></text:p>
      <text:p text:style-name="Horizontal_20_Line"/>
      <text:h text:style-name="Heading_20_1" text:outline-level="1">📦 DATA INPUTS (FROM SESSION SUMMARY)</text:h>
      <text:p text:style-name="Text_20_body">Each completed session contributes:</text:p>
      <text:p text:style-name="Preformatted_20_Text"><text:span text:style-name="Source_20_Text">{</text:span></text:p>
      <text:p text:style-name="Preformatted_20_Text"><text:span text:style-name="Source_20_Text"><text:s text:c="2"/>minTimeViolationPercent,</text:span></text:p>
      <text:p text:style-name="Preformatted_20_Text"><text:span text:style-name="Source_20_Text"><text:s text:c="2"/>maxTimeViolationPercent,</text:span></text:p>
      <text:p text:style-name="Preformatted_20_Text"><text:span text:style-name="Source_20_Text"><text:s text:c="2"/>phaseAdherencePercent,</text:span></text:p>
      <text:p text:style-name="Preformatted_20_Text"><text:span text:style-name="Source_20_Text"><text:s text:c="2"/>easyRemainingAfterPhase1Percent,</text:span></text:p>
      <text:p text:style-name="Preformatted_20_Text"><text:span text:style-name="Source_20_Text"><text:s text:c="2"/>hardInPhase1Percent,</text:span></text:p>
      <text:p text:style-name="Preformatted_20_Text"><text:span text:style-name="Source_20_Text"><text:s text:c="2"/>guessRatePercent,</text:span></text:p>
      <text:p text:style-name="Preformatted_20_Text"><text:span text:style-name="Source_20_Text"><text:s text:c="2"/>skipBurstCount,</text:span></text:p>
      <text:p text:style-name="Preformatted_20_Text"><text:span text:style-name="Source_20_Text"><text:s text:c="2"/>consecutiveWrongStreakMax,</text:span></text:p>
      <text:p text:style-name="Preformatted_20_Text"><text:span text:style-name="Source_20_Text"><text:s text:c="2"/>riskCluster,</text:span></text:p>
      <text:p text:style-name="Preformatted_20_Text"><text:soft-page-break/><text:span text:style-name="Source_20_Text"><text:s text:c="2"/>rawScorePercent,</text:span></text:p>
      <text:p text:style-name="Preformatted_20_Text"><text:span text:style-name="Source_20_Text"><text:s text:c="2"/>accuracyPercent,</text:span></text:p>
      <text:p text:style-name="Preformatted_20_Text"><text:span text:style-name="Source_20_Text"><text:s text:c="2"/>submittedAt</text:span></text:p>
      <text:p text:style-name="P1"><text:span text:style-name="Source_20_Text">}</text:span></text:p>
      <text:p text:style-name="Text_20_body">Pattern Engine never reads question-level data.</text:p>
      <text:p text:style-name="Horizontal_20_Line"/>
      <text:h text:style-name="Heading_20_1" text:outline-level="1">🔁 1️⃣ ROLLING WINDOW LOGIC</text:h>
      <text:p text:style-name="Text_20_body">Default window:</text:p>
      <text:list text:style-name="L14">
        <text:list-item>
          <text:p text:style-name="P17">Last <text:span text:style-name="Strong_20_Emphasis">5 tests</text:span><text:line-break/>OR</text:p>
        </text:list-item>
        <text:list-item>
          <text:p text:style-name="P17">Last <text:span text:style-name="Strong_20_Emphasis">30 days</text:span> (whichever smaller)</text:p>
        </text:list-item>
      </text:list>
      <text:p text:style-name="Text_20_body">Configurable via vendor calibration.</text:p>
      <text:p text:style-name="Text_20_body">Store in studentYearMetrics:</text:p>
      <text:p text:style-name="Preformatted_20_Text"><text:span text:style-name="Source_20_Text">{</text:span></text:p>
      <text:p text:style-name="Preformatted_20_Text"><text:span text:style-name="Source_20_Text"><text:s text:c="2"/>rollingWindowSize: 5,</text:span></text:p>
      <text:p text:style-name="Preformatted_20_Text"><text:span text:style-name="Source_20_Text"><text:s text:c="2"/>lastNTestIds: [],</text:span></text:p>
      <text:p text:style-name="Preformatted_20_Text"><text:span text:style-name="Source_20_Text"><text:s text:c="2"/>rollingAggregates: {}</text:span></text:p>
      <text:p text:style-name="P1"><text:span text:style-name="Source_20_Text">}</text:span></text:p>
      <text:p text:style-name="Text_20_body">On new submission:</text:p>
      <text:list text:style-name="L15">
        <text:list-item>
          <text:p text:style-name="P18">Append testId</text:p>
        </text:list-item>
        <text:list-item>
          <text:p text:style-name="P18">Trim to N</text:p>
        </text:list-item>
        <text:list-item>
          <text:p text:style-name="P18">Recompute patterns</text:p>
        </text:list-item>
      </text:list>
      <text:p text:style-name="Horizontal_20_Line"/>
      <text:h text:style-name="Heading_20_1" text:outline-level="1">🚨 2️⃣ RUSH DETECTION</text:h>
      <text:h text:style-name="Heading_20_2" text:outline-level="2">Definition</text:h>
      <text:p text:style-name="Text_20_body">Student answers too fast relative to difficulty.</text:p>
      <text:p text:style-name="Text_20_body">Derived from:</text:p>
      <text:p text:style-name="Preformatted_20_Text"><text:span text:style-name="Source_20_Text">minTimeViolationPercent</text:span></text:p>
      <text:p text:style-name="P1"><text:span text:style-name="Source_20_Text">guessRatePercent</text:span></text:p>
      <text:p text:style-name="Horizontal_20_Line"/>
      <text:h text:style-name="Heading_20_2" text:outline-level="2">Rule</text:h>
      <text:p text:style-name="Text_20_body">Single session rush signal:</text:p>
      <text:p text:style-name="Preformatted_20_Text"><text:span text:style-name="Source_20_Text">rushSignal =</text:span></text:p>
      <text:p text:style-name="Preformatted_20_Text"><text:soft-page-break/><text:span text:style-name="Source_20_Text">(minTimeViolationPercent &gt; 20%)</text:span></text:p>
      <text:p text:style-name="Preformatted_20_Text"><text:span text:style-name="Source_20_Text">AND</text:span></text:p>
      <text:p text:style-name="P1"><text:span text:style-name="Source_20_Text">(guessRatePercent &gt; 25%)</text:span></text:p>
      <text:p text:style-name="Text_20_body">Rolling rush pattern:</text:p>
      <text:p text:style-name="Preformatted_20_Text"><text:span text:style-name="Source_20_Text">if rushSignal in &gt;= 3 of last 5 tests</text:span></text:p>
      <text:p text:style-name="P1"><text:span text:style-name="Source_20_Text">→ RushPattern = true</text:span></text:p>
      <text:p text:style-name="Horizontal_20_Line"/>
      <text:h text:style-name="Heading_20_2" text:outline-level="2">Escalation</text:h>
      <text:p text:style-name="Text_20_body">If:</text:p>
      <text:p text:style-name="P1"><text:span text:style-name="Source_20_Text">rushSignal in 4 of last 5</text:span></text:p>
      <text:p text:style-name="Text_20_body">Then:</text:p>
      <text:p text:style-name="P1"><text:span text:style-name="Source_20_Text">RushSeverity = High</text:span></text:p>
      <text:p text:style-name="Text_20_body">Else:</text:p>
      <text:p text:style-name="P1"><text:span text:style-name="Source_20_Text">RushSeverity = Moderate</text:span></text:p>
      <text:p text:style-name="Horizontal_20_Line"/>
      <text:h text:style-name="Heading_20_1" text:outline-level="1">🟡 3️⃣ EASY NEGLECT DETECTION</text:h>
      <text:h text:style-name="Heading_20_2" text:outline-level="2">Definition</text:h>
      <text:p text:style-name="Text_20_body">Student leaves easy questions unattempted early.</text:p>
      <text:p text:style-name="Text_20_body">From:</text:p>
      <text:p text:style-name="P1"><text:span text:style-name="Source_20_Text">easyRemainingAfterPhase1Percent</text:span></text:p>
      <text:p text:style-name="Horizontal_20_Line"/>
      <text:h text:style-name="Heading_20_2" text:outline-level="2">Rule</text:h>
      <text:p text:style-name="Text_20_body">Single session neglect:</text:p>
      <text:p text:style-name="P1"><text:span text:style-name="Source_20_Text">easyRemainingAfterPhase1Percent &gt; 30%</text:span></text:p>
      <text:p text:style-name="Text_20_body">Rolling:</text:p>
      <text:p text:style-name="Preformatted_20_Text"><text:span text:style-name="Source_20_Text">if ≥ 3 of last 5 tests</text:span></text:p>
      <text:p text:style-name="P1"><text:span text:style-name="Source_20_Text">→ EasyNeglectPattern = true</text:span></text:p>
      <text:p text:style-name="Horizontal_20_Line"/>
      <text:h text:style-name="Heading_20_1" text:outline-level="1"><text:soft-page-break/>🔵 4️⃣ HARD BIAS DETECTION</text:h>
      <text:h text:style-name="Heading_20_2" text:outline-level="2">Definition</text:h>
      <text:p text:style-name="Text_20_body">Student attempts hard questions too early.</text:p>
      <text:p text:style-name="Text_20_body">From:</text:p>
      <text:p text:style-name="P1"><text:span text:style-name="Source_20_Text">hardInPhase1Percent</text:span></text:p>
      <text:p text:style-name="Horizontal_20_Line"/>
      <text:h text:style-name="Heading_20_2" text:outline-level="2">Rule</text:h>
      <text:p text:style-name="Text_20_body">Single session hard bias:</text:p>
      <text:p text:style-name="P1"><text:span text:style-name="Source_20_Text">hardInPhase1Percent &gt; 40%</text:span></text:p>
      <text:p text:style-name="Text_20_body">Rolling:</text:p>
      <text:p text:style-name="Preformatted_20_Text"><text:span text:style-name="Source_20_Text">≥ 3 of last 5</text:span></text:p>
      <text:p text:style-name="P1"><text:span text:style-name="Source_20_Text">→ HardBiasPattern = true</text:span></text:p>
      <text:p text:style-name="Horizontal_20_Line"/>
      <text:h text:style-name="Heading_20_1" text:outline-level="1">🔶 5️⃣ SKIP BURST DETECTION</text:h>
      <text:h text:style-name="Heading_20_2" text:outline-level="2">Definition</text:h>
      <text:p text:style-name="Text_20_body">Rapid skipping of multiple questions.</text:p>
      <text:p text:style-name="Text_20_body">Derived from:</text:p>
      <text:p text:style-name="P1"><text:span text:style-name="Source_20_Text">skipBurstCount</text:span></text:p>
      <text:p text:style-name="Text_20_body">Skip burst defined in session engine as:</text:p>
      <text:p text:style-name="Text_20_body">≥ 3 questions skipped within 60 seconds.</text:p>
      <text:p text:style-name="Horizontal_20_Line"/>
      <text:h text:style-name="Heading_20_2" text:outline-level="2">Rule</text:h>
      <text:p text:style-name="Text_20_body">If:</text:p>
      <text:p text:style-name="P1"><text:span text:style-name="Source_20_Text">skipBurstCount ≥ 2</text:span></text:p>
      <text:p text:style-name="Text_20_body">Mark skip burst signal.</text:p>
      <text:p text:style-name="Text_20_body">Rolling:</text:p>
      <text:p text:style-name="Preformatted_20_Text"><text:span text:style-name="Source_20_Text">if skipBurstSignal in ≥ 3 of last 5</text:span></text:p>
      <text:p text:style-name="P1"><text:span text:style-name="Source_20_Text">→ SkipBurstPattern = true</text:span></text:p>
      <text:p text:style-name="Horizontal_20_Line"/>
      <text:h text:style-name="Heading_20_1" text:outline-level="1"><text:soft-page-break/>🔴 6️⃣ CONSECUTIVE WRONG DETECTION</text:h>
      <text:h text:style-name="Heading_20_2" text:outline-level="2">Definition</text:h>
      <text:p text:style-name="Text_20_body">High emotional instability or confusion streak.</text:p>
      <text:p text:style-name="Text_20_body">From:</text:p>
      <text:p text:style-name="P1"><text:span text:style-name="Source_20_Text">consecutiveWrongStreakMax</text:span></text:p>
      <text:p text:style-name="Horizontal_20_Line"/>
      <text:h text:style-name="Heading_20_2" text:outline-level="2">Rule</text:h>
      <text:p text:style-name="Text_20_body">Single session severe streak:</text:p>
      <text:p text:style-name="P1"><text:span text:style-name="Source_20_Text">consecutiveWrongStreakMax ≥ 5</text:span></text:p>
      <text:p text:style-name="Text_20_body">Immediate escalation:</text:p>
      <text:p text:style-name="P1"><text:span text:style-name="Source_20_Text">WrongStreakAlert = Critical</text:span></text:p>
      <text:p text:style-name="Text_20_body">Rolling rule:</text:p>
      <text:p text:style-name="Text_20_body">If:</text:p>
      <text:p text:style-name="P1"><text:span text:style-name="Source_20_Text">≥ 3 streak events (≥4)</text:span></text:p>
      <text:p text:style-name="Text_20_body">→ Chronic Instability Pattern</text:p>
      <text:p text:style-name="Text_20_body">Overrides other patterns.</text:p>
      <text:p text:style-name="Horizontal_20_Line"/>
      <text:h text:style-name="Heading_20_1" text:outline-level="1">📊 7️⃣ PATTERN STORAGE MODEL</text:h>
      <text:p text:style-name="Text_20_body">Stored inside:</text:p>
      <text:p text:style-name="Preformatted_20_Text"><text:span text:style-name="Source_20_Text">studentYearMetrics/{studentId}</text:span></text:p>
      <text:p text:style-name="Preformatted_20_Text"><text:span text:style-name="Source_20_Text">{</text:span></text:p>
      <text:p text:style-name="Preformatted_20_Text"><text:span text:style-name="Source_20_Text"><text:s text:c="2"/>patterns: {</text:span></text:p>
      <text:p text:style-name="Preformatted_20_Text"><text:span text:style-name="Source_20_Text"><text:s text:c="4"/>rush: {</text:span></text:p>
      <text:p text:style-name="Preformatted_20_Text"><text:span text:style-name="Source_20_Text"><text:s text:c="6"/>active: boolean,</text:span></text:p>
      <text:p text:style-name="Preformatted_20_Text"><text:span text:style-name="Source_20_Text"><text:s text:c="6"/>severity: "Moderate" | "High",</text:span></text:p>
      <text:p text:style-name="Preformatted_20_Text"><text:span text:style-name="Source_20_Text"><text:s text:c="6"/>frequency: number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easyNeglect: {</text:span></text:p>
      <text:p text:style-name="Preformatted_20_Text"><text:span text:style-name="Source_20_Text"><text:s text:c="6"/>active: boolean,</text:span></text:p>
      <text:p text:style-name="Preformatted_20_Text"><text:span text:style-name="Source_20_Text"><text:s text:c="6"/>frequency: number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hardBias: {</text:span></text:p>
      <text:p text:style-name="Preformatted_20_Text"><text:span text:style-name="Source_20_Text"><text:s text:c="6"/>active: boolean,</text:span></text:p>
      <text:p text:style-name="Preformatted_20_Text"><text:span text:style-name="Source_20_Text"><text:s text:c="6"/>frequency: number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skipBurst: {</text:span></text:p>
      <text:p text:style-name="Preformatted_20_Text"><text:soft-page-break/><text:span text:style-name="Source_20_Text"><text:s text:c="6"/>active: boolean,</text:span></text:p>
      <text:p text:style-name="Preformatted_20_Text"><text:span text:style-name="Source_20_Text"><text:s text:c="6"/>frequency: number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wrongStreak: {</text:span></text:p>
      <text:p text:style-name="Preformatted_20_Text"><text:span text:style-name="Source_20_Text"><text:s text:c="6"/>active: boolean,</text:span></text:p>
      <text:p text:style-name="Preformatted_20_Text"><text:span text:style-name="Source_20_Text"><text:s text:c="6"/>severity: "Moderate" | "Critical"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lastPatternUpdatedAt</text:span></text:p>
      <text:p text:style-name="P1"><text:span text:style-name="Source_20_Text">}</text:span></text:p>
      <text:p text:style-name="Horizontal_20_Line"/>
      <text:h text:style-name="Heading_20_1" text:outline-level="1">🧠 8️⃣ ESCALATION TRIGGERS</text:h>
      <text:p text:style-name="Text_20_body">Escalation engine determines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Pattern</text:p>
            </table:table-cell>
            <table:table-cell table:style-name="Table1.A1" office:value-type="string">
              <text:p text:style-name="Table_20_Heading">Escalation Condition</text:p>
            </table:table-cell>
            <table:table-cell table:style-name="Table1.A1" office:value-type="string">
              <text:p text:style-name="Table_20_Heading">Result</text:p>
            </table:table-cell>
          </table:table-row>
        </table:table-header-rows>
        <table:table-row>
          <table:table-cell table:style-name="Table1.A1" office:value-type="string">
            <text:p text:style-name="Table_20_Contents">Rush</text:p>
          </table:table-cell>
          <table:table-cell table:style-name="Table1.A1" office:value-type="string">
            <text:p text:style-name="Table_20_Contents">High severity</text:p>
          </table:table-cell>
          <table:table-cell table:style-name="Table1.A1" office:value-type="string">
            <text:p text:style-name="Table_20_Contents">Recommend Controlled Mode</text:p>
          </table:table-cell>
        </table:table-row>
        <table:table-row>
          <table:table-cell table:style-name="Table1.A1" office:value-type="string">
            <text:p text:style-name="Table_20_Contents">Easy Neglect</text:p>
          </table:table-cell>
          <table:table-cell table:style-name="Table1.A1" office:value-type="string">
            <text:p text:style-name="Table_20_Contents">3+ recurrence</text:p>
          </table:table-cell>
          <table:table-cell table:style-name="Table1.A1" office:value-type="string">
            <text:p text:style-name="Table_20_Contents">Recommend Phase Training</text:p>
          </table:table-cell>
        </table:table-row>
        <table:table-row>
          <table:table-cell table:style-name="Table1.A1" office:value-type="string">
            <text:p text:style-name="Table_20_Contents">Hard Bias</text:p>
          </table:table-cell>
          <table:table-cell table:style-name="Table1.A1" office:value-type="string">
            <text:p text:style-name="Table_20_Contents">3+ recurrence</text:p>
          </table:table-cell>
          <table:table-cell table:style-name="Table1.A1" office:value-type="string">
            <text:p text:style-name="Table_20_Contents">Recommend Structured Strategy</text:p>
          </table:table-cell>
        </table:table-row>
        <table:table-row>
          <table:table-cell table:style-name="Table1.A1" office:value-type="string">
            <text:p text:style-name="Table_20_Contents">Skip Burst</text:p>
          </table:table-cell>
          <table:table-cell table:style-name="Table1.A1" office:value-type="string">
            <text:p text:style-name="Table_20_Contents">3+ recurrence</text:p>
          </table:table-cell>
          <table:table-cell table:style-name="Table1.A1" office:value-type="string">
            <text:p text:style-name="Table_20_Contents">Recommend Pacing Control</text:p>
          </table:table-cell>
        </table:table-row>
        <table:table-row>
          <table:table-cell table:style-name="Table1.A1" office:value-type="string">
            <text:p text:style-name="Table_20_Contents">Wrong Streak</text:p>
          </table:table-cell>
          <table:table-cell table:style-name="Table1.A1" office:value-type="string">
            <text:p text:style-name="Table_20_Contents">Critical</text:p>
          </table:table-cell>
          <table:table-cell table:style-name="Table1.A1" office:value-type="string">
            <text:p text:style-name="Table_20_Contents">Recommend Hard Mode</text:p>
          </table:table-cell>
        </table:table-row>
      </table:table>
      <text:p text:style-name="Text_20_body">Escalation stored separately:</text:p>
      <text:p text:style-name="Preformatted_20_Text"><text:span text:style-name="Source_20_Text">{</text:span></text:p>
      <text:p text:style-name="Preformatted_20_Text"><text:span text:style-name="Source_20_Text"><text:s text:c="2"/>interventionSuggestion: "ControlledMode",</text:span></text:p>
      <text:p text:style-name="Preformatted_20_Text"><text:span text:style-name="Source_20_Text"><text:s text:c="2"/>escalationLevel: "High"</text:span></text:p>
      <text:p text:style-name="P1"><text:span text:style-name="Source_20_Text">}</text:span></text:p>
      <text:p text:style-name="Horizontal_20_Line"/>
      <text:h text:style-name="Heading_20_1" text:outline-level="1">🧬 9️⃣ CROSS-PATTERN INTERACTION RULES</text:h>
      <text:p text:style-name="Text_20_body">If both:</text:p>
      <text:list text:style-name="L16">
        <text:list-item>
          <text:p text:style-name="P19">RushPattern = true<text:line-break/>AND</text:p>
        </text:list-item>
        <text:list-item>
          <text:p text:style-name="P19">EasyNeglectPattern = true</text:p>
        </text:list-item>
      </text:list>
      <text:p text:style-name="Text_20_body">→ Elevated Impulsive cluster.</text:p>
      <text:p text:style-name="Text_20_body">If:</text:p>
      <text:list text:style-name="L17">
        <text:list-item>
          <text:p text:style-name="P20">HardBiasPattern + MaxTimeViolationHigh</text:p>
        </text:list-item>
      </text:list>
      <text:p text:style-name="Text_20_body">→ Overextended cluster.</text:p>
      <text:p text:style-name="Text_20_body">Pattern engine can influence risk cluster override.</text:p>
      <text:p text:style-name="Horizontal_20_Line"/>
      <text:h text:style-name="Heading_20_1" text:outline-level="1"><text:soft-page-break/>🧱 10️⃣ COMPUTATION FLOW</text:h>
      <text:p text:style-name="Text_20_body">On submission:</text:p>
      <text:list text:style-name="L18">
        <text:list-item>
          <text:p text:style-name="P21">Session risk computed.</text:p>
        </text:list-item>
        <text:list-item>
          <text:p text:style-name="P21">Session stored.</text:p>
        </text:list-item>
        <text:list-item>
          <text:p text:style-name="P21">Pattern engine triggered.</text:p>
        </text:list-item>
        <text:list-item>
          <text:p text:style-name="P21">Load last N session summaries.</text:p>
        </text:list-item>
        <text:list-item>
          <text:p text:style-name="P21">Compute pattern states.</text:p>
        </text:list-item>
        <text:list-item>
          <text:p text:style-name="P21">Update studentYearMetrics.</text:p>
        </text:list-item>
        <text:list-item>
          <text:p text:style-name="P21">Update batch aggregates.</text:p>
        </text:list-item>
      </text:list>
      <text:p text:style-name="Text_20_body">No read-time computation allowed.</text:p>
      <text:p text:style-name="Horizontal_20_Line"/>
      <text:h text:style-name="Heading_20_1" text:outline-level="1">🏛 11️⃣ BATCH-LEVEL PATTERN AGGREGATION</text:h>
      <text:p text:style-name="Text_20_body">Compute per batch:</text:p>
      <text:p text:style-name="Preformatted_20_Text"><text:span text:style-name="Source_20_Text">% RushPattern</text:span></text:p>
      <text:p text:style-name="Preformatted_20_Text"><text:span text:style-name="Source_20_Text">% EasyNeglectPattern</text:span></text:p>
      <text:p text:style-name="Preformatted_20_Text"><text:span text:style-name="Source_20_Text">% HardBiasPattern</text:span></text:p>
      <text:p text:style-name="Preformatted_20_Text"><text:span text:style-name="Source_20_Text">% SkipBurstPattern</text:span></text:p>
      <text:p text:style-name="P1"><text:span text:style-name="Source_20_Text">% WrongStreakPattern</text:span></text:p>
      <text:p text:style-name="Text_20_body">Stored in:</text:p>
      <text:p text:style-name="P1"><text:span text:style-name="Source_20_Text">batchAggregates/{batchId}</text:span></text:p>
      <text:p text:style-name="Text_20_body">Used in:</text:p>
      <text:p text:style-name="Text_20_body">Insights → Risk Overview<text:line-break/>Governance → Batch Risk Map</text:p>
      <text:p text:style-name="Horizontal_20_Line"/>
      <text:h text:style-name="Heading_20_1" text:outline-level="1">⚙ 12️⃣ CALIBRATION CONTROL</text:h>
      <text:p text:style-name="Text_20_body">Vendor can configure:</text:p>
      <text:p text:style-name="Preformatted_20_Text"><text:span text:style-name="Source_20_Text">{</text:span></text:p>
      <text:p text:style-name="Preformatted_20_Text"><text:span text:style-name="Source_20_Text"><text:s text:c="2"/>rushMinTimeThreshold: 20,</text:span></text:p>
      <text:p text:style-name="Preformatted_20_Text"><text:span text:style-name="Source_20_Text"><text:s text:c="2"/>rushGuessThreshold: 25,</text:span></text:p>
      <text:p text:style-name="Preformatted_20_Text"><text:span text:style-name="Source_20_Text"><text:s text:c="2"/>easyNeglectThreshold: 30,</text:span></text:p>
      <text:p text:style-name="Preformatted_20_Text"><text:span text:style-name="Source_20_Text"><text:s text:c="2"/>hardBiasThreshold: 40,</text:span></text:p>
      <text:p text:style-name="Preformatted_20_Text"><text:span text:style-name="Source_20_Text"><text:s text:c="2"/>wrongStreakCritical: 5,</text:span></text:p>
      <text:p text:style-name="Preformatted_20_Text"><text:span text:style-name="Source_20_Text"><text:s text:c="2"/>rollingWindowSize: 5</text:span></text:p>
      <text:p text:style-name="P1"><text:span text:style-name="Source_20_Text">}</text:span></text:p>
      <text:p text:style-name="Text_20_body"><text:soft-page-break/>Simulation engine must:</text:p>
      <text:list text:style-name="L19">
        <text:list-item>
          <text:p text:style-name="P22">Recompute pattern detection on sample data</text:p>
        </text:list-item>
        <text:list-item>
          <text:p text:style-name="P22">Show cluster shift percentage</text:p>
        </text:list-item>
      </text:list>
      <text:p text:style-name="Horizontal_20_Line"/>
      <text:h text:style-name="Heading_20_1" text:outline-level="1">🔐 13️⃣ PERFORMANCE GUARANTEE</text:h>
      <text:p text:style-name="Text_20_body">Pattern engine must:</text:p>
      <text:list text:style-name="L20">
        <text:list-item>
          <text:p text:style-name="P23">Only read last N session summaries</text:p>
        </text:list-item>
        <text:list-item>
          <text:p text:style-name="P23">Never scan entire year</text:p>
        </text:list-item>
        <text:list-item>
          <text:p text:style-name="P23">Use indexed query:</text:p>
        </text:list-item>
      </text:list>
      <text:p text:style-name="Preformatted_20_Text"><text:span text:style-name="Source_20_Text">where studentId == X</text:span></text:p>
      <text:p text:style-name="Preformatted_20_Text"><text:span text:style-name="Source_20_Text">orderBy submittedAt desc</text:span></text:p>
      <text:p text:style-name="P1"><text:span text:style-name="Source_20_Text">limit N</text:span></text:p>
      <text:p text:style-name="Horizontal_20_Line"/>
      <text:h text:style-name="Heading_20_1" text:outline-level="1">🎯 FINAL PATTERN ENGINE SUMMARY</text:h>
      <text:p text:style-name="Text_20_body">You now have:</text:p>
      <text:p text:style-name="Text_20_body">✔ Rush detection<text:line-break/>✔ Easy neglect detection<text:line-break/>✔ Hard bias detection<text:line-break/>✔ Skip burst detection<text:line-break/>✔ Consecutive wrong detection<text:line-break/>✔ Rolling window model<text:line-break/>✔ Escalation triggers<text:line-break/>✔ Cross-pattern interaction logic<text:line-break/>✔ Vendor calibration controls<text:line-break/>✔ Batch aggregation model<text:line-break/>✔ Deterministic submission-time evaluation</text:p>
      <text:p text:style-name="Horizontal_20_Line"/>
      <text:p text:style-name="Text_20_body">At this point your behavioral system is fully defined:</text:p>
      <text:list text:style-name="L21">
        <text:list-item>
          <text:p text:style-name="P24">Timing Engine</text:p>
        </text:list-item>
        <text:list-item>
          <text:p text:style-name="P24">Phase Engine</text:p>
        </text:list-item>
        <text:list-item>
          <text:p text:style-name="P24">Risk Engine</text:p>
        </text:list-item>
        <text:list-item>
          <text:p text:style-name="P24">Pattern Engine</text:p>
        </text:list-item>
      </text:list>
      <text:p text:style-name="Text_20_body">Next logical core component:</text:p>
      <text:p text:style-name="Text_20_body"><text:soft-page-break/>📧 <text:span text:style-name="Strong_20_Emphasis">Email Queue &amp; Notification Architecture (Batch Processing + Layer-Aware Messaging + Guardian CC Logic)</text:span></text:p>
      <text:p text:style-name="Text_20_body">Proceed?</text:p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8T10:08:39.402852032</meta:creation-date>
    <dc:date>2026-03-01T00:27:01.387973570</dc:date>
    <meta:editing-duration>PT12M42S</meta:editing-duration>
    <meta:editing-cycles>5</meta:editing-cycles>
    <meta:generator>LibreOffice/24.2.7.2$Linux_X86_64 LibreOffice_project/420$Build-2</meta:generator>
    <meta:document-statistic meta:table-count="1" meta:image-count="0" meta:object-count="0" meta:page-count="9" meta:paragraph-count="239" meta:word-count="748" meta:character-count="5343" meta:non-whitespace-character-count="4710"/>
  </office:meta>
</office:document-meta>
</file>